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ff19" officeooo:paragraph-rsid="000fff19"/>
    </style:style>
    <style:style style:name="P2" style:family="paragraph" style:parent-style-name="Standard">
      <style:paragraph-properties fo:text-align="start" style:justify-single-word="false"/>
      <style:text-properties officeooo:rsid="000fff19" officeooo:paragraph-rsid="000fff19"/>
    </style:style>
    <style:style style:name="P3" style:family="paragraph" style:parent-style-name="Standard">
      <style:paragraph-properties fo:text-align="start" style:justify-single-word="false"/>
      <style:text-properties officeooo:rsid="0011778f" officeooo:paragraph-rsid="0011778f"/>
    </style:style>
    <style:style style:name="P4" style:family="paragraph" style:parent-style-name="Standard">
      <style:paragraph-properties fo:text-align="start" style:justify-single-word="false"/>
      <style:text-properties officeooo:rsid="00129a8f" officeooo:paragraph-rsid="00129a8f"/>
    </style:style>
    <style:style style:name="P5" style:family="paragraph" style:parent-style-name="Standard">
      <style:paragraph-properties fo:text-align="start" style:justify-single-word="false"/>
      <style:text-properties officeooo:rsid="001479c3" officeooo:paragraph-rsid="001479c3"/>
    </style:style>
    <style:style style:name="T1" style:family="text">
      <style:text-properties officeooo:rsid="001538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 ANT + IVY</text:p>
      <text:p text:style-name="P2"/>
      <text:p text:style-name="P2">3) Adresse du git : <text:a xlink:type="simple" xlink:href="https://github.com/Ratchecto/projectIvy" text:style-name="Internet_20_link" text:visited-style-name="Visited_20_Internet_20_Link">https://github.com/Ratchecto/projectIvy</text:a></text:p>
      <text:p text:style-name="P2"/>
      <text:p text:style-name="P2">4) On remarque un nouveau dossier example dans src, qui contient une classe Hello.</text:p>
      <text:p text:style-name="P2"><text:s/>Le programme affiche dans le message « hello ivy » sans Majuscule, puis est « capitalisé » par WordUtils : « Hello Ivy »</text:p>
      <text:p text:style-name="P2"/>
      <text:p text:style-name="P3">6)Le tag JavaC va compiler le code java, et le tag java va l'éxecuter.</text:p>
      <text:p text:style-name="P3"><text:s/></text:p>
      <text:p text:style-name="P4">7)</text:p>
      <text:p text:style-name="P4">&lt;target name="run" depends="go" description="--&gt; run the project !!"&gt; </text:p>
      <text:p text:style-name="P4"><text:s text:c="12"/></text:p>
      <text:p text:style-name="P4"/>
      <text:p text:style-name="P4"><text:s text:c="8"/>&lt;java classname="example.Hello"&gt;</text:p>
      <text:p text:style-name="P4"><text:s text:c="12"/>&lt;classpath&gt;</text:p>
      <text:p text:style-name="P4"><text:s text:c="16"/>&lt;path refid="lib.path.id" /&gt;</text:p>
      <text:p text:style-name="P4"><text:s text:c="16"/>&lt;path location="${build.dir}" /&gt;</text:p>
      <text:p text:style-name="P4"><text:s text:c="12"/>&lt;/classpath&gt;</text:p>
      <text:p text:style-name="P4"><text:s text:c="8"/>&lt;/java&gt;</text:p>
      <text:p text:style-name="P4"><text:s text:c="2"/>&lt;/target&gt;</text:p>
      <text:p text:style-name="P4"/>
      <text:p text:style-name="P4">8) à DEMANDER §§§§§§§§§</text:p>
      <text:p text:style-name="P4"/>
      <text:p text:style-name="P5">10) Ant télécharge <text:span text:style-name="T1">6 </text:span>artifacts : en effet, common-lang à lui aussi des dépendances.</text:p>
      <text:p text:style-name="P5"/>
      <text:p text:style-name="P5">13)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tte Arnaud</meta:initial-creator>
    <meta:creation-date>2017-04-05T11:12:10.323463616</meta:creation-date>
    <dc:date>2017-04-05T12:12:44.614945294</dc:date>
    <dc:creator>Motte Arnaud</dc:creator>
    <meta:editing-duration>PT15M1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19" meta:word-count="103" meta:character-count="744" meta:non-whitespace-character-count="569"/>
  </office:meta>
</office:document-meta>
</file>